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Heading2">
      <style:text-properties officeooo:rsid="00972a15" officeooo:paragraph-rsid="00972a15"/>
    </style:style>
    <style:style style:name="P2" style:family="paragraph" style:parent-style-name="Thesis_5f_Heading1" style:master-page-name="Thesis_5f_bodyPage">
      <style:paragraph-properties style:page-number="auto"/>
      <style:text-properties officeooo:rsid="00b07646" officeooo:paragraph-rsid="00b07646"/>
    </style:style>
    <style:style style:name="P3" style:family="paragraph" style:parent-style-name="Thesis_5f_body" style:list-style-name="L1">
      <style:text-properties officeooo:rsid="007d87db" officeooo:paragraph-rsid="007d87db"/>
    </style:style>
    <style:style style:name="P4" style:family="paragraph" style:parent-style-name="Thesis_5f_body" style:list-style-name="L1">
      <style:text-properties officeooo:rsid="0079a1e2" officeooo:paragraph-rsid="0090a8ba"/>
    </style:style>
    <style:style style:name="P5" style:family="paragraph" style:parent-style-name="Thesis_5f_body" style:list-style-name="L1">
      <style:text-properties officeooo:rsid="0079def7" officeooo:paragraph-rsid="00b6c4a1"/>
    </style:style>
    <style:style style:name="P6" style:family="paragraph" style:parent-style-name="Thesis_5f_body" style:list-style-name="L1">
      <style:text-properties officeooo:rsid="009b10b9" officeooo:paragraph-rsid="009d9312"/>
    </style:style>
    <style:style style:name="P7" style:family="paragraph" style:parent-style-name="Thesis_5f_body" style:list-style-name="L1">
      <style:text-properties officeooo:rsid="007a5c91" officeooo:paragraph-rsid="0088b701"/>
    </style:style>
    <style:style style:name="P8" style:family="paragraph" style:parent-style-name="Thesis_5f_body" style:list-style-name="L1">
      <style:text-properties officeooo:rsid="0078e3da" officeooo:paragraph-rsid="0088b701"/>
    </style:style>
    <style:style style:name="P9" style:family="paragraph" style:parent-style-name="Thesis_5f_body" style:list-style-name="L1">
      <style:text-properties officeooo:rsid="0079c45c" officeooo:paragraph-rsid="0088b701"/>
    </style:style>
    <style:style style:name="P10" style:family="paragraph" style:parent-style-name="Thesis_5f_body" style:list-style-name="L1">
      <style:text-properties officeooo:rsid="008767ff" officeooo:paragraph-rsid="00a2dd32"/>
    </style:style>
    <style:style style:name="P11" style:family="paragraph" style:parent-style-name="Thesis_5f_body" style:list-style-name="L1">
      <style:text-properties officeooo:rsid="00a2dd32" officeooo:paragraph-rsid="00a2dd32"/>
    </style:style>
    <style:style style:name="P12" style:family="paragraph" style:parent-style-name="Thesis_5f_body" style:list-style-name="L1">
      <style:text-properties officeooo:rsid="00a2dd32" officeooo:paragraph-rsid="00aa010a"/>
    </style:style>
    <style:style style:name="P13" style:family="paragraph" style:parent-style-name="Thesis_5f_body" style:list-style-name="L2">
      <style:text-properties officeooo:rsid="0088b701" officeooo:paragraph-rsid="0088b701"/>
    </style:style>
    <style:style style:name="P14" style:family="paragraph" style:parent-style-name="Thesis_5f_body" style:list-style-name="L2">
      <style:text-properties officeooo:rsid="007e610e" officeooo:paragraph-rsid="007e610e"/>
    </style:style>
    <style:style style:name="P15" style:family="paragraph" style:parent-style-name="Thesis_5f_body" style:list-style-name="L2">
      <style:text-properties officeooo:rsid="00906f3e" officeooo:paragraph-rsid="00c78f0d"/>
    </style:style>
    <style:style style:name="P16" style:family="paragraph" style:parent-style-name="Thesis_5f_body" style:list-style-name="L2">
      <style:text-properties officeooo:rsid="008a55d1" officeooo:paragraph-rsid="00b00bfa"/>
    </style:style>
    <style:style style:name="P17" style:family="paragraph" style:parent-style-name="Thesis_5f_body" style:list-style-name="L2">
      <style:text-properties officeooo:rsid="008c3b2d" officeooo:paragraph-rsid="008c3b2d"/>
    </style:style>
    <style:style style:name="T1" style:family="text">
      <style:text-properties officeooo:rsid="0078e3da"/>
    </style:style>
    <style:style style:name="T2" style:family="text">
      <style:text-properties officeooo:rsid="0079a1e2"/>
    </style:style>
    <style:style style:name="T3" style:family="text">
      <style:text-properties officeooo:rsid="0079c45c"/>
    </style:style>
    <style:style style:name="T4" style:family="text">
      <style:text-properties officeooo:rsid="007a5c91"/>
    </style:style>
    <style:style style:name="T5" style:family="text">
      <style:text-properties officeooo:rsid="00824cd5"/>
    </style:style>
    <style:style style:name="T6" style:family="text">
      <style:text-properties officeooo:rsid="008422d1"/>
    </style:style>
    <style:style style:name="T7" style:family="text">
      <style:text-properties officeooo:rsid="008a051a"/>
    </style:style>
    <style:style style:name="T8" style:family="text">
      <style:text-properties officeooo:rsid="008a08c7"/>
    </style:style>
    <style:style style:name="T9" style:family="text">
      <style:text-properties officeooo:rsid="008c3177"/>
    </style:style>
    <style:style style:name="T10" style:family="text">
      <style:text-properties fo:font-style="italic" officeooo:rsid="0079c45c" style:font-style-asian="italic" style:font-style-complex="italic"/>
    </style:style>
    <style:style style:name="T11" style:family="text">
      <style:text-properties fo:font-style="normal" officeooo:rsid="0079c45c" style:font-style-asian="normal" style:font-style-complex="normal"/>
    </style:style>
    <style:style style:name="T12" style:family="text">
      <style:text-properties officeooo:rsid="0094f0c2"/>
    </style:style>
    <style:style style:name="T13" style:family="text">
      <style:text-properties officeooo:rsid="00972a15"/>
    </style:style>
    <style:style style:name="T14" style:family="text">
      <style:text-properties officeooo:rsid="00a0beb6"/>
    </style:style>
    <style:style style:name="T15" style:family="text">
      <style:text-properties fo:font-weight="bold" officeooo:rsid="0079a1e2" style:font-weight-asian="bold" style:font-weight-complex="bold"/>
    </style:style>
    <style:style style:name="T16" style:family="text">
      <style:text-properties fo:font-weight="bold" officeooo:rsid="00a0beb6" style:font-weight-asian="bold" style:font-weight-complex="bold"/>
    </style:style>
    <style:style style:name="T17" style:family="text">
      <style:text-properties fo:font-weight="normal" officeooo:rsid="00a0beb6" style:font-weight-asian="normal" style:font-weight-complex="normal"/>
    </style:style>
    <style:style style:name="T18" style:family="text">
      <style:text-properties fo:font-weight="normal" officeooo:rsid="0079a1e2" style:font-weight-asian="normal" style:font-weight-complex="normal"/>
    </style:style>
    <style:style style:name="T19" style:family="text">
      <style:text-properties officeooo:rsid="00a8de79"/>
    </style:style>
    <style:style style:name="T20" style:family="text">
      <style:text-properties officeooo:rsid="00aa7b31"/>
    </style:style>
    <style:style style:name="T21" style:family="text">
      <style:text-properties officeooo:rsid="00b00bfa"/>
    </style:style>
    <style:style style:name="T22" style:family="text">
      <style:text-properties officeooo:rsid="00b5600f"/>
    </style:style>
    <style:style style:name="T23" style:family="text">
      <style:text-properties officeooo:rsid="00ba13e0"/>
    </style:style>
    <style:style style:name="T24" style:family="text">
      <style:text-properties officeooo:rsid="00ba7ce7"/>
    </style:style>
    <style:style style:name="T25" style:family="text">
      <style:text-properties officeooo:rsid="00baef0a"/>
    </style:style>
    <style:style style:name="T26" style:family="text">
      <style:text-properties officeooo:rsid="00bc55dd"/>
    </style:style>
    <style:style style:name="T27" style:family="text">
      <style:text-properties officeooo:rsid="00bc75ab"/>
    </style:style>
    <style:style style:name="T28" style:family="text">
      <style:text-properties officeooo:rsid="00bd47d4"/>
    </style:style>
    <style:style style:name="T29" style:family="text">
      <style:text-properties officeooo:rsid="00be87df"/>
    </style:style>
    <style:style style:name="T30" style:family="text">
      <style:text-properties officeooo:rsid="00bf0580"/>
    </style:style>
    <style:style style:name="T31" style:family="text">
      <style:text-properties officeooo:rsid="00c09f35"/>
    </style:style>
    <style:style style:name="T32" style:family="text">
      <style:text-properties officeooo:rsid="00c21b70"/>
    </style:style>
    <style:style style:name="T33" style:family="text">
      <style:text-properties officeooo:rsid="00c78f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12028161" text:style-name="Thesis_5f_numbering">
        <text:list-item>
          <text:h text:style-name="P2" text:outline-level="1">Заключение</text:h>
          <text:list>
            <text:list-item>
              <text:h text:style-name="P1" text:outline-level="2">Обобщени резултати</text:h>
            </text:list-item>
          </text:list>
        </text:list-item>
      </text:list>
      <text:p text:style-name="Thesis_5f_body"><text:span text:style-name="T1">Настоящите </text:span>изследвания върху съвременното <text:span text:style-name="T1">биоразнообразие и екологично </text:span>състояние <text:span text:style-name="T22">по</text:span> <text:span text:style-name="T22">отношение на </text:span>макрозообентос<text:span text:style-name="T1">ните съобщества на местообитанията в плитката крайбрежна зона</text:span> на Черно море <text:span text:style-name="T1">(Бургаски залив) </text:span>позволяват да бъдат изведени следните обобщени резултати и изводи:</text:p>
      <text:list xml:id="list2135279604" text:style-name="L1">
        <text:list-item>
          <text:p text:style-name="P3">В периода на изследване макрозообентосът в крайбрежната зона се характеризира с високо разнообразие, ненарушен таксономичен обхват и разпределение, нормална структура на доминиране (АВС криви) – признаци за отсъствие на сериозен стрес. Наблюдава се продължаване на тенденцията за възстановяване на съобществата след периода на антропогенна еутрофикация през 1980те.</text:p>
        </text:list-item>
        <text:list-item>
          <text:p text:style-name="P4"><text:span text:style-name="T3">На изследваните станции в пясъчното дъно на Бургаския залив са разграничени 3 биотопа според националната класификация: Инфралиторални дребни и средни пясъци с </text:span><text:span text:style-name="T10">Chamelea gallina</text:span><text:span text:style-name="T3">, </text:span><text:span text:style-name="T10">Lentidium mediterraneum</text:span><text:span text:style-name="T3">, </text:span><text:span text:style-name="T10">Tellina tenuis</text:span><text:span text:style-name="T11">;</text:span><text:span text:style-name="T3"> Инфралиторални черупчести пясъци и чакъли с разнообразна фауна и Инфралиторални едри и средни пясъци с </text:span><text:span text:style-name="T10">Upogebia pusilla</text:span><text:span text:style-name="T3">, както и един допълнителен – Инфралиторални тинести пясъци с </text:span><text:span text:style-name="T10">Melinna palmata</text:span><text:span text:style-name="T3"> и </text:span><text:span text:style-name="T10">Anadara kagoshimensis</text:span><text:span text:style-name="T3">.</text:span></text:p>
        </text:list-item>
        <text:list-item>
          <text:p text:style-name="P5">Станциите в морските треви в Бургаския залив не <text:span text:style-name="T4">са строго </text:span>разграниче<text:span text:style-name="T4">ни в</text:span> <text:span text:style-name="T6">отделни съобщества, но проявяват разлики в зависимост от фактори на средата: увеличаване на толерантните и намаляване на чувствителните таксони в градиента на засилваща се еутрофикация в залива, както и пред устието на р. Ропотамо. Съставът на фауната на морските треви е характерен, с голям дял на растителноядни и детритоядни видове, както и на толерантни към повишено количество тиня и органична материя таксони. Съобществата в полетата с морски треви по българското черноморско крайбрежие са сходни с тези от други полета в Черно море, а също и в други морета в умерената зона. </text:span></text:p>
        </text:list-item>
        <text:list-item>
          <text:p text:style-name="P6"><text:soft-page-break/>Асоциираната фауна на морските треви се отличава с изключително високо <text:span text:style-name="T23">видово </text:span>разнообразие, численост и биомаса, които многократно надвишават тези при пясъчните местообитания (въпреки че данните не са директно сравними). При пилотния експеримент в Созополския залив са установени значителни разлики със съседното пясъчно дъно, но е необходимо повторение на експеримента с по-добър дизайн и репликация, за да се направят заключения. Тези резултати подчертават важността на морските треви за функционирането на крайбрежните морски екосистеми и необходимостта от опазването им.</text:p>
        </text:list-item>
        <text:list-item>
          <text:p text:style-name="P7">Потвърдена е хипотезата, че макрозообентосните съобщества в пясъчното дъно и в морските треви <text:span text:style-name="T24">в Бургаския залив </text:span>се променят под въздействието на антропогенни фактори. Съвместно с това, определящи за структурата и видовия им състав са и естествени фактори като преобладаващия тип седимент и характеристиките на морските треви (където това е приложимо). На определени станции (S5, Z5) се наблюдава ефект от естествено, а не антропогенно въздействие, което може да внесе неяснота по отношение на оценката на екологичното състояние <text:span text:style-name="T25">на местообитанията</text:span>. </text:p>
        </text:list-item>
        <text:list-item>
          <text:p text:style-name="P8"><text:span text:style-name="T5">Ф</text:span>акторите на околната среда, които в най-висока степен <text:span text:style-name="T2">определят състава и </text:span>структура<text:span text:style-name="T2">та на макрозообентосните съобщества </text:span><text:span text:style-name="T18">в </text:span><text:span text:style-name="T15">пясъчното дъно</text:span><text:span text:style-name="T2">, </text:span>са <text:span text:style-name="T14">концентрацията на фосфати и суспендирана материя на водния стълб, гранулометрията на седиментите (количество чакъл), индексът LUSI</text:span>. <text:span text:style-name="T17">В </text:span><text:span text:style-name="T16">полетата с морски треви</text:span><text:span text:style-name="T14">, това са подземната биомаса и гъстотата на стръковете на морските треви, концентрацията на общ азот във водния стълб, гранулометрията на седиментите (количество пясък), надземната биомаса на морските треви.</text:span></text:p>
        </text:list-item>
        <text:list-item>
          <text:p text:style-name="P9">Промените в структурата на макрозообентосните съобщества в еутрофикационния градиент в района на изследване се отразяват <text:span text:style-name="T26">в</text:span> промяната <text:span text:style-name="T27">на</text:span> относителните пропорции на екологичните групи по чувствителност. В морските треви толерантните и опортюнистични групи присъстват винаги, заради характерно повишеното съдържание на тиня и органична материя на седиментите. <text:s/></text:p>
        </text:list-item>
        <text:list-item>
          <text:p text:style-name="P10"><text:soft-page-break/><text:span text:style-name="T29">Макрозообентосните б</text:span>иотични индекси за оценка на качеството на средата по смисъла на РДВ и РДМС имат променлива <text:span text:style-name="T28">чувствителност</text:span> при <text:span text:style-name="T29">местообитанията</text:span> в крайбрежната зона на Бургаския залив и не винаги адекватно отразяват наблюдаваните промени. Това се дължи от една страна на особености на самите индекси, и от друга – на липсата на специфични референтни стойности, съобразени с разликите между биотопите. Оценката на състоянието <text:span text:style-name="T29">по зообентос </text:span>на морските треви по изследваните индекси е особено повлияна от тези фактори; приложението им в тези местообитания в сегашния им вид не е препоръчително. Адекватната оценка на екологичното състояние <text:span text:style-name="T30">в плитката</text:span> крайбрежна зона зависи от дефинирането на специфични за биотопите референтни стойности и класификационна система, където такива все още не съществуват.</text:p>
        </text:list-item>
        <text:list-item>
          <text:p text:style-name="P11"><text:span text:style-name="T20">Очакваната реакция на един добър индекс е отрицателна към индикатори за замърсяване и натиск, и положителна – към такива за чисти, неповлияни условия. Изследваните тук и</text:span>ндекси <text:span text:style-name="T19">демонстрират реакция към</text:span> фактори на околната среда <text:span text:style-name="T20">в района на изследване</text:span>, <text:span text:style-name="T20">но тя се влияе от гореспоменатите им особености и често не е в очакваната степен и посока</text:span>. <text:span text:style-name="T20">В полетата с морски треви в Бургаския залив корелацията на индексите с параметрите на средата е изненадващо добра, което дава основание да се предположи, че ще са достатъчно чувствителни при адаптиране на класификационната система. </text:span></text:p>
        </text:list-item>
        <text:list-item>
          <text:p text:style-name="P12">И в двата типа местообитания индексите имат ниска степен на съгласие помежду си, т.е. ниска съпоставимост на оценките. Разликите често пресичат границата добро/умерено екологично състояние, което е сериозен недостатък с потенциални негативни последици за <text:span text:style-name="T31">опазването и </text:span>управлението на крайбрежните екосистеми. Препоръчително е да се използват комбинация от няколко или многомерни индекси, заедно с проверка на разпределението по екологични групи <text:span text:style-name="T32">на чувствителност </text:span>в съобществата. </text:p>
        </text:list-item>
      </text:list>
      <text:list xml:id="list102050505312873" text:continue-list="list2812028161" text:style-name="Thesis_5f_numbering">
        <text:list-item>
          <text:list>
            <text:list-item>
              <text:h text:style-name="P1" text:outline-level="2">Приноси</text:h>
            </text:list-item>
          </text:list>
        </text:list-item>
      </text:list>
      <text:list xml:id="list389399466" text:style-name="L2">
        <text:list-item>
          <text:p text:style-name="P13"><text:span text:style-name="T8">Характеризирани са</text:span> <text:span text:style-name="T8">съвременното видово </text:span>разнообразие, <text:span text:style-name="T7">състава</text:span> <text:span text:style-name="T7">и </text:span>структурата <text:span text:style-name="T7">на макрозообентосни съобщества в пясъчното дъно и морските треви в </text:span><text:soft-page-break/><text:span text:style-name="T7">крайбрежната зона на Бургаския залив, както и промените им в устойчивия еутрофикационен градиент в района.</text:span></text:p>
        </text:list-item>
        <text:list-item>
          <text:p text:style-name="P14"><text:span text:style-name="T9">Установено и анализирано е</text:span> влиянието на факторите на средата <text:span text:style-name="T8">(антропогенни и естествени) </text:span>върху състава и структурата на зообентосните съобщества <text:span text:style-name="T8">в двата типа местообитания в градиент на антропогенен натиск</text:span>.</text:p>
        </text:list-item>
        <text:list-item>
          <text:p text:style-name="P15"><text:span text:style-name="T33">Изведени са факторите с най-силно въздействие върху зообентосните съобщества в изследваните местообитания в Бургаския залив, както и специфичните реакции на видовете, благодарение на приложението</text:span> <text:span text:style-name="T33">н</text:span>а <text:span text:style-name="T12">нови, съвременни</text:span> моделни многомерни методи за анализ.</text:p>
        </text:list-item>
        <text:list-item>
          <text:p text:style-name="P16">Сравнен<text:span text:style-name="T21">а е способността на макрозообентосните биотични индекси да отразяват екологичното състояние на местообитанията на пясъчното дъно и морските треви в крайбрежната зона. Анализирани са причините за разликите в индексите и чувствителността им към промените на параметрите на средата и градиента на антропогенно въздействие. Препоръчани са практически стъпки за прецизиране на оценките и допълване на критериите за оценка по РДМС.</text:span></text:p>
          <text:p text:style-name="P17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margin-left="0cm" fo:margin-right="0cm" fo:line-height="150%" fo:text-align="justify" style:justify-single-word="false" fo:orphans="2" fo:widows="2" fo:text-indent="1.109cm" style:auto-text-indent="false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2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default-outline-level="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1" style:display-name="Thesis_Heading1" style:family="paragraph" style:parent-style-name="Heading_20_1" style:default-outline-level="1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text:style-name="Numbering_20_Symbols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text:style-name="Numbering_20_Symbols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11:00.192388704</meta:creation-date>
    <meta:editing-duration>PT8H24M42S</meta:editing-duration>
    <meta:editing-cycles>67</meta:editing-cycles>
    <meta:generator>LibreOffice/6.0.7.3$Linux_X86_64 LibreOffice_project/00m0$Build-3</meta:generator>
    <meta:initial-creator>SK </meta:initial-creator>
    <dc:date>2019-06-13T10:20:50.103629768</dc:date>
    <dc:creator>SK </dc:creator>
    <meta:document-statistic meta:table-count="0" meta:image-count="0" meta:object-count="0" meta:page-count="4" meta:paragraph-count="19" meta:word-count="946" meta:character-count="6773" meta:non-whitespace-character-count="5847"/>
    <meta:template xlink:type="simple" xlink:actuate="onRequest" xlink:title="thesis_styles" xlink:href="../../../../../../../../../../home/sklayn/Templates/thesis_styles.ott" meta:date="2019-05-29T15:18:04.902332354"/>
  </office:meta>
</office:document-meta>
</file>